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Task.setUseCaches( boolean useca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Username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Task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AuthStrateg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probeConnection( Http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ethod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Task.execute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HttpTask.makeConnectionWithAuthHandling( URL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Task.setAuthtype( AuthMetho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noteSu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Task.doConnectWithUpload( URLConnection connection , String contentType , int contentLength , InputStream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tpTask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Timestam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Task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UseTimestamp( boolean use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Destination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howProgres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Destinatio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build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Task.getInputStream( URL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Task.onDownloadFinished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doConnect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verifyArgumen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Task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Reques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Authentication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Task.setUseResponseCode( boolean useRespons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parameterizeUR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Task.setURL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onConnected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ddParam( HttpRequest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BlockSize(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De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ddHeader( HttpRequestParamet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ResponseCode( HttpURL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